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2pt" officeooo:rsid="001037db" officeooo:paragraph-rsid="001037db" style:font-size-asian="22pt" style:font-size-complex="22pt"/>
    </style:style>
    <style:style style:name="P2" style:family="paragraph" style:parent-style-name="Standard">
      <style:text-properties fo:color="#cc0000" fo:font-size="18pt" officeooo:rsid="001037db" officeooo:paragraph-rsid="001037db" fo:background-color="transparent" style:font-size-asian="15.75pt" style:font-size-complex="18pt"/>
    </style:style>
    <style:style style:name="P3" style:family="paragraph" style:parent-style-name="Standard">
      <style:text-properties fo:color="#772953" fo:font-size="26pt" style:text-underline-style="none" fo:font-weight="bold" officeooo:rsid="0012ffda" officeooo:paragraph-rsid="0012ffda" fo:background-color="transparent" style:font-size-asian="26pt" style:font-weight-asian="bold" style:font-size-complex="26pt" style:font-weight-complex="bold"/>
    </style:style>
    <style:style style:name="P4" style:family="paragraph" style:parent-style-name="Standard">
      <style:text-properties fo:color="#000000" fo:font-size="20pt" style:text-underline-style="none" fo:font-weight="normal" officeooo:rsid="0012ffda" officeooo:paragraph-rsid="0012ffda" fo:background-color="transparent" style:font-size-asian="20pt" style:font-weight-asian="normal" style:font-size-complex="20pt" style:font-weight-complex="normal"/>
    </style:style>
    <style:style style:name="P5" style:family="paragraph" style:parent-style-name="Standard">
      <style:text-properties fo:color="#000000" fo:font-size="20pt" style:text-underline-style="none" fo:font-weight="normal" officeooo:rsid="0013a427" officeooo:paragraph-rsid="0013a427" fo:background-color="transparent" style:font-size-asian="20pt" style:font-weight-asian="normal" style:font-size-complex="20pt" style:font-weight-complex="normal"/>
    </style:style>
    <style:style style:name="P6" style:family="paragraph" style:parent-style-name="Standard">
      <style:text-properties fo:color="#000000" fo:font-size="20pt" style:text-underline-style="none" fo:font-weight="normal" officeooo:rsid="0013d6d9" officeooo:paragraph-rsid="0013d6d9" fo:background-color="transparent" style:font-size-asian="20pt" style:font-weight-asian="normal" style:font-size-complex="20pt" style:font-weight-complex="normal"/>
    </style:style>
    <style:style style:name="P7" style:family="paragraph" style:parent-style-name="Standard">
      <style:text-properties fo:color="#000000" fo:font-size="20pt" style:text-underline-style="none" fo:font-weight="normal" officeooo:rsid="0014d056" officeooo:paragraph-rsid="0014d056" fo:background-color="transparent" style:font-size-asian="17.5pt" style:font-weight-asian="normal" style:font-size-complex="20pt" style:font-weight-complex="normal"/>
    </style:style>
    <style:style style:name="P8" style:family="paragraph" style:parent-style-name="Standard">
      <style:text-properties fo:color="#000000" fo:font-size="20pt" style:text-underline-style="none" fo:font-weight="normal" officeooo:rsid="001683d7" officeooo:paragraph-rsid="001683d7" fo:background-color="transparent" style:font-size-asian="17.5pt" style:font-weight-asian="normal" style:font-size-complex="20pt" style:font-weight-complex="normal"/>
    </style:style>
    <style:style style:name="P9" style:family="paragraph" style:parent-style-name="Standard">
      <style:text-properties fo:color="#000000" fo:font-size="20pt" style:text-underline-style="none" fo:font-weight="normal" officeooo:rsid="00154635" officeooo:paragraph-rsid="00154635" fo:background-color="transparent" style:font-size-asian="17.5pt" style:font-weight-asian="normal" style:font-size-complex="20pt" style:font-weight-complex="normal"/>
    </style:style>
    <style:style style:name="P10" style:family="paragraph" style:parent-style-name="Standard">
      <style:text-properties fo:color="#000000" fo:font-size="20pt" style:text-underline-style="none" fo:font-weight="normal" officeooo:rsid="0017b71b" officeooo:paragraph-rsid="0017b71b" fo:background-color="transparent" style:font-size-asian="17.5pt" style:font-weight-asian="normal" style:font-size-complex="20pt" style:font-weight-complex="normal"/>
    </style:style>
    <style:style style:name="P11" style:family="paragraph" style:parent-style-name="Standard">
      <style:text-properties fo:color="#000000" fo:font-size="20pt" style:text-underline-style="none" fo:font-weight="normal" officeooo:rsid="0017ebc4" officeooo:paragraph-rsid="0017ebc4" fo:background-color="transparent" style:font-size-asian="17.5pt" style:font-weight-asian="normal" style:font-size-complex="20pt" style:font-weight-complex="normal"/>
    </style:style>
    <style:style style:name="P12" style:family="paragraph" style:parent-style-name="Standard">
      <style:text-properties fo:color="#000000" fo:font-size="20pt" style:text-underline-style="none" fo:font-weight="bold" officeooo:rsid="0014d056" officeooo:paragraph-rsid="0014d056" fo:background-color="transparent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000000" fo:font-size="20pt" style:text-underline-style="solid" style:text-underline-type="double" style:text-underline-width="auto" style:text-underline-color="font-color" fo:font-weight="normal" officeooo:rsid="00154635" officeooo:paragraph-rsid="00154635" fo:background-color="transparent" style:font-size-asian="17.5pt" style:font-weight-asian="normal" style:font-size-complex="20pt" style:font-weight-complex="normal"/>
    </style:style>
    <style:style style:name="P14" style:family="paragraph" style:parent-style-name="Standard">
      <style:text-properties fo:color="#000000" fo:font-size="26pt" style:text-underline-style="none" fo:font-weight="bold" officeooo:rsid="0017b71b" officeooo:paragraph-rsid="0017b71b" fo:background-color="transparent" style:font-size-asian="26pt" style:font-weight-asian="bold" style:font-size-complex="26pt" style:font-weight-complex="bold"/>
    </style:style>
    <style:style style:name="P15" style:family="paragraph" style:parent-style-name="Standard">
      <style:text-properties fo:color="#000000" fo:font-size="26pt" style:text-underline-style="none" fo:font-weight="bold" officeooo:rsid="0014d056" officeooo:paragraph-rsid="0014d056" fo:background-color="transparent" style:font-size-asian="26pt" style:font-weight-asian="bold" style:font-size-complex="26pt" style:font-weight-complex="bold"/>
    </style:style>
    <style:style style:name="P16" style:family="paragraph" style:parent-style-name="Standard">
      <style:text-properties fo:color="#000000" fo:font-size="26pt" style:text-underline-style="none" fo:font-weight="bold" officeooo:rsid="00154635" officeooo:paragraph-rsid="00154635" fo:background-color="transparent" style:font-size-asian="26pt" style:font-weight-asian="bold" style:font-size-complex="26pt" style:font-weight-complex="bold"/>
    </style:style>
    <style:style style:name="P17" style:family="paragraph" style:parent-style-name="Standard">
      <style:text-properties fo:color="#000000" fo:font-size="26pt" style:text-underline-style="none" fo:font-weight="normal" officeooo:rsid="0014d056" officeooo:paragraph-rsid="0014d056" fo:background-color="transparent" style:font-size-asian="26pt" style:font-weight-asian="normal" style:font-size-complex="26pt" style:font-weight-complex="normal"/>
    </style:style>
    <style:style style:name="P18" style:family="paragraph" style:parent-style-name="Standard">
      <style:text-properties fo:color="#000000" fo:font-size="18pt" officeooo:rsid="001037db" officeooo:paragraph-rsid="001037db" fo:background-color="transparent" style:font-size-asian="15.75pt" style:font-size-complex="18pt"/>
    </style:style>
    <style:style style:name="P19" style:family="paragraph" style:parent-style-name="Standard">
      <style:text-properties fo:color="#000000" fo:font-size="20pt" style:text-underline-style="none" fo:font-weight="normal" officeooo:rsid="0014d056" officeooo:paragraph-rsid="0014d056" fo:background-color="transparent" style:font-size-asian="17.5pt" style:font-weight-asian="normal" style:font-size-complex="20pt" style:font-weight-complex="normal"/>
    </style:style>
    <style:style style:name="P20" style:family="paragraph" style:parent-style-name="Standard">
      <style:text-properties fo:color="#000000" fo:font-size="20pt" style:text-underline-style="none" fo:font-weight="normal" officeooo:rsid="001c43e8" officeooo:paragraph-rsid="001c43e8" fo:background-color="transparent" style:font-size-asian="17.5pt" style:font-weight-asian="normal" style:font-size-complex="20pt" style:font-weight-complex="normal"/>
    </style:style>
    <style:style style:name="P21" style:family="paragraph" style:parent-style-name="Standard">
      <style:text-properties fo:color="#000000" fo:font-size="20pt" style:text-underline-style="none" fo:font-weight="normal" officeooo:rsid="001de760" officeooo:paragraph-rsid="001de760" fo:background-color="transparent" style:font-size-asian="17.5pt" style:font-weight-asian="normal" style:font-size-complex="20pt" style:font-weight-complex="normal"/>
    </style:style>
    <style:style style:name="P22" style:family="paragraph" style:parent-style-name="Standard">
      <style:text-properties fo:color="#000000" fo:font-size="28pt" style:text-underline-style="none" fo:font-weight="bold" officeooo:rsid="001c43e8" officeooo:paragraph-rsid="001c43e8" fo:background-color="transparent" style:font-size-asian="28pt" style:font-weight-asian="bold" style:font-size-complex="28pt" style:font-weight-complex="bold"/>
    </style:style>
    <style:style style:name="P23" style:family="paragraph" style:parent-style-name="Standard">
      <style:text-properties fo:color="#ff3333" fo:font-size="20pt" style:text-underline-style="none" fo:font-weight="bold" officeooo:rsid="001c43e8" officeooo:paragraph-rsid="001c43e8" fo:background-color="transparent" style:font-size-asian="17.5pt" style:font-weight-asian="bold" style:font-size-complex="20pt" style:font-weight-complex="bold"/>
    </style:style>
    <style:style style:name="P24" style:family="paragraph" style:parent-style-name="Standard">
      <style:text-properties fo:color="#ff3333" fo:font-size="20pt" style:text-underline-style="none" fo:font-weight="normal" officeooo:rsid="001c43e8" officeooo:paragraph-rsid="001c43e8" fo:background-color="transparent" style:font-size-asian="17.5pt" style:font-weight-asian="normal" style:font-size-complex="20pt" style:font-weight-complex="normal"/>
    </style:style>
    <style:style style:name="P25" style:family="paragraph" style:parent-style-name="Standard">
      <style:text-properties fo:color="#ff3333" fo:font-size="20pt" style:text-underline-style="none" fo:font-weight="normal" officeooo:rsid="001de760" officeooo:paragraph-rsid="001de760" fo:background-color="transparent" style:font-size-asian="17.5pt" style:font-weight-asian="normal" style:font-size-complex="20pt" style:font-weight-complex="normal"/>
    </style:style>
    <style:style style:name="P26" style:family="paragraph" style:parent-style-name="Standard">
      <style:text-properties fo:color="#00cc33" fo:font-size="20pt" style:text-underline-style="none" fo:font-weight="normal" officeooo:rsid="001c43e8" officeooo:paragraph-rsid="001c43e8" fo:background-color="transparent" style:font-size-asian="17.5pt" style:font-weight-asian="normal" style:font-size-complex="20pt" style:font-weight-complex="normal"/>
    </style:style>
    <style:style style:name="P27" style:family="paragraph" style:parent-style-name="Standard">
      <style:text-properties fo:color="#00cc33" fo:font-size="20pt" style:text-underline-style="none" fo:font-weight="normal" officeooo:rsid="001de760" officeooo:paragraph-rsid="001de760" fo:background-color="transparent" style:font-size-asian="17.5pt" style:font-weight-asian="normal" style:font-size-complex="20pt" style:font-weight-complex="normal"/>
    </style:style>
    <style:style style:name="T1" style:family="text">
      <style:text-properties fo:color="#000000"/>
    </style:style>
    <style:style style:name="T2" style:family="text">
      <style:text-properties officeooo:rsid="00116a36"/>
    </style:style>
    <style:style style:name="T3" style:family="text">
      <style:text-properties officeooo:rsid="0013a427"/>
    </style:style>
    <style:style style:name="T4" style:family="text">
      <style:text-properties officeooo:rsid="0019a496"/>
    </style:style>
    <style:style style:name="T5" style:family="text">
      <style:text-properties fo:color="#00cc3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LTI PURPOSE MACRO PRE-PROCESSOR</text:p>
      <text:p text:style-name="P2">Documentation <text:span text:style-name="T2">(Part - 1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<text:tab/><text:tab/><text:tab/><text:tab/><text:span text:style-name="T1">Submitted By:</text:span></text:p>
      <text:p text:style-name="P18"><text:tab/><text:tab/><text:tab/><text:tab/><text:tab/><text:tab/><text:tab/>Uditi Arora</text:p>
      <text:p text:style-name="P18"><text:tab/><text:tab/><text:tab/><text:tab/><text:tab/><text:tab/><text:tab/>(2016UCP1415)</text:p>
      <text:p text:style-name="P18"/>
      <text:p text:style-name="P18"><text:soft-page-break/></text:p>
      <text:p text:style-name="P3">Introduction</text:p>
      <text:p text:style-name="P4">The pre-processor has been designed for Assembly Language (NASM/GAS). This pre-processor allows the users to define <text:s/><text:span text:style-name="T3">macros with any number of parameters,the format for which has been covered in detail in this document . The preproceesor reads from a .asm file and writes the whole code again after expansion into a new file.</text:span></text:p>
      <text:p text:style-name="P4"/>
      <text:p text:style-name="P5">The basic purpose of designing this macro processor is to make the work of the programmer easier by reducing the work of copying/writing the same statements with different variables again. <text:s/>It’s functions essentially involve substitution of one group of characters or lines for another.</text:p>
      <text:p text:style-name="P5"/>
      <text:p text:style-name="P6">The design of this pre-processor is not directly related to the architecture of the computer on which it is to run.</text:p>
      <text:p text:style-name="P6">This model supports nested macros <text:span text:style-name="T4">(number of levels depend on the stack mantaining function calls) </text:span>as well but use of lables is not allowed because of implementation problems. One of the features of this pre – processor is that it does not dispaly comments everytime a macro is called.</text:p>
      <text:p text:style-name="P6"/>
      <text:p text:style-name="P6">The final file does not include the defined macro because invocated macros have already been expanded and the orignal macros are no longer needed.</text:p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5">Defining a Macro</text:p>
      <text:p text:style-name="P17"/>
      <text:p text:style-name="P7">The keyword used here in order to define a macro is “#DEF”. Every macro to be declared starts with this and ends with the keyword “END” . The arguments are declared one in each line. The name of the macro follows the rules of C – style variable naming.</text:p>
      <text:p text:style-name="P7">These can be declared in the following syntax:</text:p>
      <text:p text:style-name="P7"><text:tab/>#DEF macro_name</text:p>
      <text:p text:style-name="P7"><text:tab/><text:tab/>&amp;arg1</text:p>
      <text:p text:style-name="P7"><text:tab/><text:tab/>&amp;arg2</text:p>
      <text:p text:style-name="P7"><text:tab/><text:tab/>.</text:p>
      <text:p text:style-name="P7"><text:tab/><text:tab/>.</text:p>
      <text:p text:style-name="P7"><text:tab/><text:tab/>.</text:p>
      <text:p text:style-name="P7"><text:tab/><text:tab/>&amp;argN</text:p>
      <text:p text:style-name="P7"><text:tab/></text:p>
      <text:p text:style-name="P7"><text:tab/><text:tab/>macro body(code<text:tab/>)</text:p>
      <text:p text:style-name="P7"><text:tab/><text:tab/>.</text:p>
      <text:p text:style-name="P7"><text:tab/><text:tab/>.</text:p>
      <text:p text:style-name="P7"><text:tab/><text:tab/>.<text:tab/></text:p>
      <text:p text:style-name="P7"><text:tab/><text:tab/>.</text:p>
      <text:p text:style-name="P7"><text:tab/><text:tab/></text:p>
      <text:p text:style-name="P7"><text:tab/>END</text:p>
      <text:p text:style-name="P7"/>
      <text:p text:style-name="P7"/>
      <text:p text:style-name="P12">Some Important points to be taken care of:</text:p>
      <text:p text:style-name="P7">1. &amp; can only be used as a prefix for parameters and not for variables.</text:p>
      <text:p text:style-name="P7">2. Only one parameter can be written in one line.</text:p>
      <text:p text:style-name="P8"><text:soft-page-break/>3. Leave a line after END statement(preferably).</text:p>
      <text:p text:style-name="P7"/>
      <text:p text:style-name="P7"/>
      <text:p text:style-name="P7"/>
      <text:p text:style-name="P16">Invocation of a Macro</text:p>
      <text:p text:style-name="P9">The invocation format is a bit different from the definition format . In this the parameters can be passed in one line separated by commas.</text:p>
      <text:p text:style-name="P9">The following illustrates this:</text:p>
      <text:p text:style-name="P9"><text:tab/>macro_name <text:s text:c="2"/>arg1,arg2,...,argN</text:p>
      <text:p text:style-name="P9"><text:tab/></text:p>
      <text:p text:style-name="P13"/>
      <text:p text:style-name="P13"/>
      <text:p text:style-name="P14">Comments in Macro Definitions</text:p>
      <text:p text:style-name="P10">A comment starts with // in the defintion of macro.</text:p>
      <text:p text:style-name="P10">It does not appear in the expanded code.</text:p>
      <text:p text:style-name="P10"/>
      <text:p text:style-name="P13"/>
      <text:p text:style-name="P11">Features Covered:</text:p>
      <text:p text:style-name="P11">1. No restriction on number of arguments.</text:p>
      <text:p text:style-name="P11">2. Nested Macros supported.</text:p>
      <text:p text:style-name="P11">3. Proper replacement of arguments without disturbing the indentation of the code.</text:p>
      <text:p text:style-name="P11">4. Comments are removed before expansion.</text:p>
      <text:p text:style-name="P11"/>
      <text:p text:style-name="P13"/>
      <text:p text:style-name="P7"><text:tab/></text:p>
      <text:p text:style-name="P7"/>
      <text:p text:style-name="P7"/>
      <text:p text:style-name="P7"/>
      <text:p text:style-name="P7"/>
      <text:p text:style-name="P7"><text:soft-page-break/></text:p>
      <text:p text:style-name="P22">Some Examples Are:</text:p>
      <text:p text:style-name="P20"/>
      <text:p text:style-name="P20">The following code calculates the largest of three numbers.</text:p>
      <text:p text:style-name="P20">In this macro has been used to print</text:p>
      <text:p text:style-name="P20"/>
      <text:p text:style-name="P23">The code is :</text:p>
      <text:p text:style-name="P20"/>
      <text:p text:style-name="P26">#DEF macro_to_print</text:p>
      <text:p text:style-name="P26"><text:tab/>&amp;msg1</text:p>
      <text:p text:style-name="P26"><text:tab/>&amp;len1</text:p>
      <text:p text:style-name="P26"><text:tab/>mov eax,4</text:p>
      <text:p text:style-name="P26"><text:tab/>mov ebx,1<text:tab/><text:tab/><text:tab/>// commments</text:p>
      <text:p text:style-name="P26"><text:tab/>mov ecx,&amp;msg1<text:tab/></text:p>
      <text:p text:style-name="P26"><text:tab/>mov edx,&amp;len1</text:p>
      <text:p text:style-name="P26"><text:tab/>int 80h</text:p>
      <text:p text:style-name="P26">END<text:tab/><text:tab/></text:p>
      <text:p text:style-name="P26"/>
      <text:p text:style-name="P26"/>
      <text:p text:style-name="P20"/>
      <text:p text:style-name="P20">section .data</text:p>
      <text:p text:style-name="P20"><text:tab/>numb1 dd '80'</text:p>
      <text:p text:style-name="P20"><text:tab/>numb2 dd '99'</text:p>
      <text:p text:style-name="P20"><text:tab/>numb3 dd '90'</text:p>
      <text:p text:style-name="P20"><text:tab/>msg1: db "the greatest number is:"</text:p>
      <text:p text:style-name="P20"><text:tab/>len1 equ $-msg1</text:p>
      <text:p text:style-name="P20"/>
      <text:p text:style-name="P20">section .bss</text:p>
      <text:p text:style-name="P20"><text:tab/>lrgst resb 2</text:p>
      <text:p text:style-name="P20">section .text </text:p>
      <text:p text:style-name="P20"><text:tab/>global _start</text:p>
      <text:p text:style-name="P20"><text:soft-page-break/>_start:</text:p>
      <text:p text:style-name="P20"><text:tab/>mov ecx,[numb1]</text:p>
      <text:p text:style-name="P20"><text:tab/>cmp ecx,[numb2]</text:p>
      <text:p text:style-name="P20"><text:tab/>jg thirdnum</text:p>
      <text:p text:style-name="P20"><text:tab/>mov ecx,[numb2]</text:p>
      <text:p text:style-name="P20"><text:tab/></text:p>
      <text:p text:style-name="P20"><text:tab/>thirdnum:</text:p>
      <text:p text:style-name="P20"><text:tab/><text:tab/>cmp ecx,[numb3]</text:p>
      <text:p text:style-name="P20"><text:tab/><text:tab/>jg _exit</text:p>
      <text:p text:style-name="P20"><text:tab/><text:tab/>mov ecx,[numb3]</text:p>
      <text:p text:style-name="P20"><text:tab/>_exit:</text:p>
      <text:p text:style-name="P20"><text:tab/><text:tab/>mov [lrgst],ecx</text:p>
      <text:p text:style-name="P20"><text:tab/><text:tab/><text:span text:style-name="T5">macro_to_print msg1,len1</text:span></text:p>
      <text:p text:style-name="P26"><text:tab/><text:tab/></text:p>
      <text:p text:style-name="P26"><text:tab/><text:tab/>macro_to_print lrgst,2</text:p>
      <text:p text:style-name="P20"><text:tab/><text:tab/></text:p>
      <text:p text:style-name="P20"><text:tab/><text:tab/>mov eax,1</text:p>
      <text:p text:style-name="P20"><text:tab/><text:tab/>mov ebx,0</text:p>
      <text:p text:style-name="P20"><text:tab/><text:tab/>int 80h </text:p>
      <text:p text:style-name="P20"><text:tab/><text:tab/></text:p>
      <text:p text:style-name="P20"/>
      <text:p text:style-name="P20"/>
      <text:p text:style-name="P24">Output of the pre-processor:</text:p>
      <text:p text:style-name="P20"/>
      <text:p text:style-name="P20">section .data</text:p>
      <text:p text:style-name="P20"><text:tab/>numb1 dd '80'</text:p>
      <text:p text:style-name="P20"><text:tab/>numb2 dd '99'</text:p>
      <text:p text:style-name="P20"><text:tab/>numb3 dd '90'</text:p>
      <text:p text:style-name="P20"><text:tab/>msg1: db "the greatest number is:"</text:p>
      <text:p text:style-name="P20"><text:tab/>len1 equ $-msg1</text:p>
      <text:p text:style-name="P20"/>
      <text:p text:style-name="P20"><text:soft-page-break/>section .bss</text:p>
      <text:p text:style-name="P20"><text:tab/>lrgst resb 2</text:p>
      <text:p text:style-name="P20">section .text </text:p>
      <text:p text:style-name="P20"><text:tab/>global _start</text:p>
      <text:p text:style-name="P20">_start:</text:p>
      <text:p text:style-name="P20"><text:tab/>mov ecx,[numb1]</text:p>
      <text:p text:style-name="P20"><text:tab/>cmp ecx,[numb2]</text:p>
      <text:p text:style-name="P20"><text:tab/>jg thirdnum</text:p>
      <text:p text:style-name="P20"><text:tab/>mov ecx,[numb2]</text:p>
      <text:p text:style-name="P20"><text:tab/></text:p>
      <text:p text:style-name="P20"><text:tab/>thirdnum:</text:p>
      <text:p text:style-name="P20"><text:tab/><text:tab/>cmp ecx,[numb3]</text:p>
      <text:p text:style-name="P20"><text:tab/><text:tab/>jg _exit</text:p>
      <text:p text:style-name="P20"><text:tab/><text:tab/>mov ecx,[numb3]</text:p>
      <text:p text:style-name="P20"><text:tab/>_exit:</text:p>
      <text:p text:style-name="P20"><text:tab/><text:tab/>mov [lrgst],ecx</text:p>
      <text:p text:style-name="P20"><text:tab/><text:span text:style-name="T5">mov eax,4</text:span></text:p>
      <text:p text:style-name="P26"><text:tab/>mov ebx,1<text:tab/><text:tab/><text:tab/></text:p>
      <text:p text:style-name="P26"><text:tab/>mov ecx,msg1<text:tab/></text:p>
      <text:p text:style-name="P26"><text:tab/>mov edx,len1</text:p>
      <text:p text:style-name="P26"><text:tab/>int 80h</text:p>
      <text:p text:style-name="P26"><text:tab/><text:tab/></text:p>
      <text:p text:style-name="P26"><text:tab/>mov eax,4</text:p>
      <text:p text:style-name="P26"><text:tab/>mov ebx,1<text:tab/><text:tab/><text:tab/></text:p>
      <text:p text:style-name="P26"><text:tab/>mov ecx,lrgst<text:tab/></text:p>
      <text:p text:style-name="P26"><text:tab/>mov edx,2</text:p>
      <text:p text:style-name="P26"><text:tab/>int 80h</text:p>
      <text:p text:style-name="P20"><text:tab/><text:tab/></text:p>
      <text:p text:style-name="P20"><text:tab/><text:tab/>mov eax,1</text:p>
      <text:p text:style-name="P20"><text:tab/><text:tab/>mov ebx,0</text:p>
      <text:p text:style-name="P20"><text:tab/><text:tab/>int 80h </text:p>
      <text:p text:style-name="P20"><text:soft-page-break/><text:tab/><text:tab/></text:p>
      <text:p text:style-name="P21">Same example can be run using nested macro :</text:p>
      <text:p text:style-name="P21"/>
      <text:p text:style-name="P27">#DEF macro_to_print</text:p>
      <text:p text:style-name="P27"><text:tab/>&amp;msg1</text:p>
      <text:p text:style-name="P27"><text:tab/>&amp;len1</text:p>
      <text:p text:style-name="P27"><text:tab/>mov eax,4</text:p>
      <text:p text:style-name="P27"><text:tab/>mov ebx,1<text:tab/><text:tab/><text:tab/>// comments</text:p>
      <text:p text:style-name="P27"><text:tab/>mov ecx,&amp;msg1<text:tab/><text:tab/><text:tab/>// comments</text:p>
      <text:p text:style-name="P27"/>
      <text:p text:style-name="P27"><text:tab/>#DEF nested_macro</text:p>
      <text:p text:style-name="P27"><text:tab/>&amp;len1</text:p>
      <text:p text:style-name="P27"><text:tab/></text:p>
      <text:p text:style-name="P27"><text:tab/>mov edx,&amp;len1<text:tab/><text:tab/>// nested macro</text:p>
      <text:p text:style-name="P27"><text:tab/>END</text:p>
      <text:p text:style-name="P27"><text:tab/>int 80h</text:p>
      <text:p text:style-name="P27">END<text:tab/><text:tab/></text:p>
      <text:p text:style-name="P27"/>
      <text:p text:style-name="P27"/>
      <text:p text:style-name="P21"/>
      <text:p text:style-name="P21">section .data</text:p>
      <text:p text:style-name="P21"><text:tab/>numb1 dd '80'</text:p>
      <text:p text:style-name="P21"><text:tab/>numb2 dd '99'</text:p>
      <text:p text:style-name="P21"><text:tab/>numb3 dd '90'</text:p>
      <text:p text:style-name="P21"><text:tab/>msg1: db "the greatest number is:"</text:p>
      <text:p text:style-name="P21"><text:tab/>len1 equ $-msg1</text:p>
      <text:p text:style-name="P21"/>
      <text:p text:style-name="P21">section .bss</text:p>
      <text:p text:style-name="P21"><text:tab/>lrgst resb 2</text:p>
      <text:p text:style-name="P21">section .text </text:p>
      <text:p text:style-name="P21"><text:tab/>global _start</text:p>
      <text:p text:style-name="P21"><text:soft-page-break/>_start:</text:p>
      <text:p text:style-name="P21"><text:tab/>mov ecx,[numb1]</text:p>
      <text:p text:style-name="P21"><text:tab/>cmp ecx,[numb2]</text:p>
      <text:p text:style-name="P21"><text:tab/>jg thirdnum</text:p>
      <text:p text:style-name="P21"><text:tab/>mov ecx,[numb2]</text:p>
      <text:p text:style-name="P21"><text:tab/></text:p>
      <text:p text:style-name="P21"><text:tab/>thirdnum:</text:p>
      <text:p text:style-name="P21"><text:tab/><text:tab/>cmp ecx,[numb3]</text:p>
      <text:p text:style-name="P21"><text:tab/><text:tab/>jg _exit</text:p>
      <text:p text:style-name="P21"><text:tab/><text:tab/>mov ecx,[numb3]</text:p>
      <text:p text:style-name="P21"><text:tab/>_exit:</text:p>
      <text:p text:style-name="P21"><text:tab/><text:tab/>mov [lrgst],ecx</text:p>
      <text:p text:style-name="P21"><text:tab/><text:tab/><text:span text:style-name="T5">macro_to_print msg1,len1</text:span></text:p>
      <text:p text:style-name="P27"><text:tab/><text:tab/></text:p>
      <text:p text:style-name="P27"><text:tab/><text:tab/>macro_to_print lrgst,2</text:p>
      <text:p text:style-name="P27"><text:tab/><text:tab/></text:p>
      <text:p text:style-name="P21"><text:tab/><text:tab/>mov eax,1</text:p>
      <text:p text:style-name="P21"><text:tab/><text:tab/>mov ebx,0</text:p>
      <text:p text:style-name="P21"><text:tab/><text:tab/>int 80h </text:p>
      <text:p text:style-name="P21"><text:tab/><text:tab/></text:p>
      <text:p text:style-name="P21"/>
      <text:p text:style-name="P25">The result is:</text:p>
      <text:p text:style-name="P21"><text:tab/></text:p>
      <text:p text:style-name="P21"/>
      <text:p text:style-name="P21"/>
      <text:p text:style-name="P21">section .data</text:p>
      <text:p text:style-name="P21"><text:tab/>numb1 dd '80'</text:p>
      <text:p text:style-name="P21"><text:tab/>numb2 dd '99'</text:p>
      <text:p text:style-name="P21"><text:tab/>numb3 dd '90'</text:p>
      <text:p text:style-name="P21"><text:tab/>msg1: db "the greatest number is:"</text:p>
      <text:p text:style-name="P21"><text:tab/>len1 equ $-msg1</text:p>
      <text:p text:style-name="P21"><text:soft-page-break/></text:p>
      <text:p text:style-name="P21">section .bss</text:p>
      <text:p text:style-name="P21"><text:tab/>lrgst resb 2</text:p>
      <text:p text:style-name="P21">section .text </text:p>
      <text:p text:style-name="P21"><text:tab/>global _start</text:p>
      <text:p text:style-name="P21">_start:</text:p>
      <text:p text:style-name="P21"><text:tab/>mov ecx,[numb1]</text:p>
      <text:p text:style-name="P21"><text:tab/>cmp ecx,[numb2]</text:p>
      <text:p text:style-name="P21"><text:tab/>jg thirdnum</text:p>
      <text:p text:style-name="P21"><text:tab/>mov ecx,[numb2]</text:p>
      <text:p text:style-name="P21"><text:tab/></text:p>
      <text:p text:style-name="P21"><text:tab/>thirdnum:</text:p>
      <text:p text:style-name="P21"><text:tab/><text:tab/>cmp ecx,[numb3]</text:p>
      <text:p text:style-name="P21"><text:tab/><text:tab/>jg _exit</text:p>
      <text:p text:style-name="P21"><text:tab/><text:tab/>mov ecx,[numb3]</text:p>
      <text:p text:style-name="P21"><text:tab/>_exit:</text:p>
      <text:p text:style-name="P21"><text:tab/><text:tab/>mov [lrgst],ecx</text:p>
      <text:p text:style-name="P21"><text:tab/><text:span text:style-name="T5">mov eax,4</text:span></text:p>
      <text:p text:style-name="P27"><text:tab/>mov ebx,1<text:tab/><text:tab/><text:tab/></text:p>
      <text:p text:style-name="P27"><text:tab/>mov ecx,msg1<text:tab/><text:tab/><text:tab/></text:p>
      <text:p text:style-name="P27"/>
      <text:p text:style-name="P27"><text:tab/></text:p>
      <text:p text:style-name="P27"><text:tab/>mov edx,len1<text:tab/><text:tab/></text:p>
      <text:p text:style-name="P27"><text:tab/>int 80h</text:p>
      <text:p text:style-name="P27"><text:tab/><text:tab/></text:p>
      <text:p text:style-name="P27"><text:tab/>mov eax,4</text:p>
      <text:p text:style-name="P27"><text:tab/>mov ebx,1<text:tab/><text:tab/><text:tab/></text:p>
      <text:p text:style-name="P27"><text:tab/>mov ecx,lrgst<text:tab/><text:tab/><text:tab/></text:p>
      <text:p text:style-name="P27"/>
      <text:p text:style-name="P27"><text:tab/></text:p>
      <text:p text:style-name="P27"><text:tab/>mov edx,2<text:tab/><text:tab/></text:p>
      <text:p text:style-name="P27"><text:soft-page-break/><text:tab/>int 80h</text:p>
      <text:p text:style-name="P27"><text:tab/><text:tab/></text:p>
      <text:p text:style-name="P21"><text:tab/><text:tab/>mov eax,1</text:p>
      <text:p text:style-name="P21"><text:tab/><text:tab/>mov ebx,0</text:p>
      <text:p text:style-name="P21"><text:tab/><text:tab/>int 80h </text:p>
      <text:p text:style-name="P21"><text:tab/><text:tab/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0:04:13.819255983</meta:creation-date>
    <dc:date>2018-03-11T21:35:13.448233349</dc:date>
    <meta:editing-duration>PT1H8M9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1" meta:paragraph-count="215" meta:word-count="754" meta:character-count="4643" meta:non-whitespace-character-count="3793"/>
  </office:meta>
</office:document-meta>
</file>